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size="22pt" style:font-size-asian="22pt" style:font-size-complex="22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命令历史</text:h>
      <text:section text:style-name="Sect1" text:name="cnblogs_post_body">
        <text:p text:style-name="Text_20_body">以:和/开头的命令都有历史纪录，可以首先键入:或/然后按上下箭头来选择某个历史命令。</text:p>
        <text:h text:style-name="Heading_20_1" text:outline-level="1">启动vim</text:h>
        <text:p text:style-name="Text_20_body">在命令行窗口中输入以下命令即可</text:p>
        <text:p text:style-name="Text_20_body">vim 直接启动vim</text:p>
        <text:p text:style-name="Text_20_body">vim filename 打开vim并创建名为filename的文件</text:p>
        <text:h text:style-name="Heading_20_1" text:outline-level="1">文件命令</text:h>
        <text:p text:style-name="Text_20_body">打开单个文件</text:p>
        <text:p text:style-name="Text_20_body">vim file</text:p>
        <text:p text:style-name="Text_20_body">同时打开多个文件</text:p>
        <text:p text:style-name="Text_20_body">vim file1 file2 file3 ...</text:p>
        <text:p text:style-name="Text_20_body">在vim窗口中打开一个新文件</text:p>
        <text:p text:style-name="Text_20_body">:open file</text:p>
        <text:p text:style-name="Text_20_body">在新窗口中打开文件</text:p>
        <text:p text:style-name="Text_20_body">:split file</text:p>
        <text:p text:style-name="Text_20_body">切换到下一个文件</text:p>
        <text:p text:style-name="Text_20_body">:bn</text:p>
        <text:p text:style-name="Text_20_body">切换到上一个文件</text:p>
        <text:p text:style-name="Text_20_body">:bp</text:p>
        <text:p text:style-name="Text_20_body">查看当前打开的文件列表，当前正在编辑的文件会用[]括起来。</text:p>
        <text:p text:style-name="Text_20_body">:args</text:p>
        <text:p text:style-name="Text_20_body">打开远程文件，比如ftp或者share folder</text:p>
        <text:p text:style-name="Text_20_body">:e ftp://192.168.10.76/abc.txt</text:p>
        <text:p text:style-name="Text_20_body">:e \\qadrive\test\1.txt</text:p>
        <text:h text:style-name="Heading_20_1" text:outline-level="1"><text:soft-page-break/>vim的模式</text:h>
        <text:p text:style-name="Text_20_body">正常模式（按Esc或Ctrl+[进入） 左下角显示文件名或为空<text:line-break/>插入模式（按i键进入） 左下角显示--INSERT--<text:line-break/>可视模式（不知道如何进入） 左下角显示--VISUAL--</text:p>
        <text:h text:style-name="Heading_20_1" text:outline-level="1">导航命令</text:h>
        <text:p text:style-name="Text_20_body">% 括号匹配</text:p>
        <text:h text:style-name="Heading_20_1" text:outline-level="1">插入命令</text:h>
        <text:p text:style-name="Text_20_body">i 在当前位置生前插入</text:p>
        <text:p text:style-name="Text_20_body">I 在当前行首插入</text:p>
        <text:p text:style-name="Text_20_body">a 在当前位置后插入</text:p>
        <text:p text:style-name="Text_20_body">A 在当前行尾插入</text:p>
        <text:p text:style-name="Text_20_body">o 在当前行之后插入一行</text:p>
        <text:p text:style-name="Text_20_body">O 在当前行之前插入一行</text:p>
        <text:h text:style-name="Heading_20_1" text:outline-level="1">查找命令</text:h>
        <text:p text:style-name="Text_20_body">/text　　查找text，按n健查找下一个，按N健查找前一个。</text:p>
        <text:p text:style-name="Text_20_body">?text　　查找text，反向查找，按n健查找下一个，按N健查找前一个。</text:p>
        <text:p text:style-name="Text_20_body">vim中有一些特殊字符在查找时需要转义　　.*[]^%/?~$</text:p>
        <text:p text:style-name="Text_20_body">:set ignorecase　　忽略大小写的查找</text:p>
        <text:p text:style-name="Text_20_body">:set noignorecase　　不忽略大小写的查找</text:p>
        <text:p text:style-name="Text_20_body">查找很长的词，如果一个词很长，键入麻烦，可以将光标移动到该词上，按*或#键即可以该单词进行搜索，相当于/搜索。而#命令相当于?搜索。</text:p>
        <text:p text:style-name="Text_20_body">:set hlsearch　　高亮搜索结果，所有结果都高亮显示，而不是只显示一个匹配。</text:p>
        <text:p text:style-name="Text_20_body">:set nohlsearch　　关闭高亮搜索显示</text:p>
        <text:p text:style-name="Text_20_body">:nohlsearch　　关闭当前的高亮显示，如果再次搜索或者按下n或N键，则会再次高亮。</text:p>
        <text:p text:style-name="Text_20_body">:set incsearch　　逐步搜索模式，对当前键入的字符进行搜索而不必等待键入完成。</text:p>
        <text:p text:style-name="Text_20_body"><text:soft-page-break/>:set wrapscan　　重新搜索，在搜索到文件头或尾时，返回继续搜索，默认开启。</text:p>
        <text:h text:style-name="Heading_20_1" text:outline-level="1">替换命令</text:h>
        <text:p text:style-name="Text_20_body">ra 将当前字符替换为a，当期字符即光标所在字符。</text:p>
        <text:p text:style-name="Text_20_body">s/old/new/ 用old替换new，替换当前行的第一个匹配</text:p>
        <text:p text:style-name="Text_20_body">s/old/new/g 用old替换new，替换当前行的所有匹配</text:p>
        <text:p text:style-name="Text_20_body">%s/old/new/ 用old替换new，替换所有行的第一个匹配</text:p>
        <text:p text:style-name="Text_20_body">%s/old/new/g 用old替换new，替换整个文件的所有匹配</text:p>
        <text:p text:style-name="Text_20_body">:10,20 s/^/    /g 在第10行知第20行每行前面加四个空格，用于缩进。</text:p>
        <text:p text:style-name="Text_20_body">ddp 交换光标所在行和其下紧邻的一行。</text:p>
        <text:h text:style-name="Heading_20_1" text:outline-level="1">移动命令</text:h>
        <text:p text:style-name="Text_20_body">h 左移一个字符<text:line-break/>l 右移一个字符，这个命令很少用，一般用w代替。<text:line-break/>k 上移一个字符<text:line-break/>j 下移一个字符<text:line-break/>以上四个命令可以配合数字使用，比如20j就是向下移动20行，5h就是向左移动5个字符，在Vim中，很多命令都可以配合数字使用，比如删除10个字符10x，在当前位置后插入3个！，3a！&lt;Esc&gt;，这里的Esc是必须的，否则命令不生效。</text:p>
        <text:p text:style-name="Text_20_body">w 向前移动一个单词（光标停在单词首部），如果已到行尾，则转至下一行行首。此命令快，可以代替l命令。</text:p>
        <text:p text:style-name="Text_20_body">b 向后移动一个单词 2b 向后移动2个单词</text:p>
        <text:p text:style-name="Text_20_body">e，同w，只不过是光标停在单词尾部</text:p>
        <text:p text:style-name="Text_20_body">ge，同b，光标停在单词尾部。</text:p>
        <text:p text:style-name="Text_20_body">^ 移动到本行第一个非空白字符上。</text:p>
        <text:p text:style-name="Text_20_body">0（数字0）移动到本行第一个字符上，</text:p>
        <text:p text:style-name="Text_20_body">&lt;HOME&gt; 移动到本行第一个字符。同0健。</text:p>
        <text:p text:style-name="Text_20_body">$ 移动到行尾 3$ 移动到下面3行的行尾</text:p>
        <text:p text:style-name="Text_20_body">gg 移动到文件头。 = [[ </text:p>
        <text:p text:style-name="Text_20_body">G（shift + g） 移动到文件尾。 = ]] </text:p>
        <text:p text:style-name="Text_20_body"><text:soft-page-break/>f（find）命令也可以用于移动，fx将找到光标后第一个为x的字符，3fd将找到第三个为d的字符。</text:p>
        <text:p text:style-name="Text_20_body">F 同f，反向查找。</text:p>
        <text:p text:style-name="Text_20_body">跳到指定行，冒号+行号，回车，比如跳到240行就是 :240回车。另一个方法是行号+G，比如230G跳到230行。</text:p>
        <text:p text:style-name="Text_20_body">Ctrl + e 向下滚动一行</text:p>
        <text:p text:style-name="Text_20_body">Ctrl + y 向上滚动一行</text:p>
        <text:p text:style-name="Text_20_body">Ctrl + d 向下滚动半屏</text:p>
        <text:p text:style-name="Text_20_body">Ctrl + u 向上滚动半屏</text:p>
        <text:p text:style-name="Text_20_body">Ctrl + f 向下滚动一屏</text:p>
        <text:p text:style-name="Text_20_body">Ctrl + b 向上滚动一屏</text:p>
        <text:h text:style-name="Heading_20_1" text:outline-level="1">撤销和重做</text:h>
        <text:p text:style-name="Text_20_body">u 撤销（Undo）<text:line-break/>U 撤销对整行的操作<text:line-break/>Ctrl + r 重做（Redo），即撤销的撤销。</text:p>
        <text:h text:style-name="Heading_20_1" text:outline-level="1">删除命令</text:h>
        <text:p text:style-name="Text_20_body">x 删除当前字符</text:p>
        <text:p text:style-name="Text_20_body">3x 删除当前光标开始向后三个字符</text:p>
        <text:p text:style-name="Text_20_body">X 删除当前字符的前一个字符。X=dh</text:p>
        <text:p text:style-name="Text_20_body">dl 删除当前字符， dl=x</text:p>
        <text:p text:style-name="Text_20_body">dh 删除前一个字符</text:p>
        <text:p text:style-name="Text_20_body">dd 删除当前行</text:p>
        <text:p text:style-name="Text_20_body">dj 删除上一行</text:p>
        <text:p text:style-name="Text_20_body">dk 删除下一行</text:p>
        <text:p text:style-name="Text_20_body">10d 删除当前行开始的10行。</text:p>
        <text:p text:style-name="Text_20_body">D 删除当前字符至行尾。D=d$</text:p>
        <text:p text:style-name="Text_20_body">d$ 删除当前字符之后的所有字符（本行）</text:p>
        <text:p text:style-name="Text_20_body">kdgg 删除当前行之前所有行（不包括当前行）</text:p>
        <text:p text:style-name="Text_20_body"><text:soft-page-break/>jdG（jd shift + g）   删除当前行之后所有行（不包括当前行）</text:p>
        <text:p text:style-name="Text_20_body">:1,10d 删除1-10行</text:p>
        <text:p text:style-name="Text_20_body">:11,$d 删除11行及以后所有的行</text:p>
        <text:p text:style-name="Text_20_body">:1,$d 删除所有行</text:p>
        <text:p text:style-name="Text_20_body">J(shift + j)　　删除两行之间的空行，实际上是合并两行。</text:p>
        <text:h text:style-name="Heading_20_1" text:outline-level="1">拷贝和粘贴</text:h>
        <text:p text:style-name="Text_20_body">yy 拷贝当前行</text:p>
        <text:p text:style-name="Text_20_body">nyy 拷贝当前后开始的n行，比如2yy拷贝当前行及其下一行。</text:p>
        <text:p text:style-name="Text_20_body">p  在当前光标后粘贴,如果之前使用了yy命令来复制一行，那么就在当前行的下一行粘贴。</text:p>
        <text:p text:style-name="Text_20_body">shift+p 在当前行前粘贴</text:p>
        <text:p text:style-name="Text_20_body">:1,10 co 20 将1-10行插入到第20行之后。</text:p>
        <text:p text:style-name="Text_20_body">:1,$ co $ 将整个文件复制一份并添加到文件尾部。</text:p>
        <text:p text:style-name="Text_20_body">正常模式下按v（逐字）或V（逐行）进入可视模式，然后用jklh命令移动即可选择某些行或字符，再按y即可复制</text:p>
        <text:p text:style-name="Text_20_body">ddp交换当前行和其下一行</text:p>
        <text:p text:style-name="Text_20_body">xp交换当前字符和其后一个字符</text:p>
        <text:h text:style-name="Heading_20_1" text:outline-level="1">剪切命令</text:h>
        <text:p text:style-name="Text_20_body">正常模式下按v（逐字）或V（逐行）进入可视模式，然后用jklh命令移动即可选择某些行或字符，再按d即可剪切</text:p>
        <text:p text:style-name="Text_20_body">ndd 剪切当前行之后的n行。利用p命令可以对剪切的内容进行粘贴</text:p>
        <text:p text:style-name="Text_20_body">:1,10d 将1-10行剪切。利用p命令可将剪切后的内容进行粘贴。</text:p>
        <text:p text:style-name="Text_20_body">:1, 10 m 20 将第1-10行移动到第20行之后。</text:p>
        <text:h text:style-name="Heading_20_1" text:outline-level="1">退出命令</text:h>
        <text:p text:style-name="Text_20_body">:wq 保存并退出</text:p>
        <text:p text:style-name="Text_20_body">ZZ 保存并退出</text:p>
        <text:p text:style-name="Text_20_body">:q! 强制退出并忽略所有更改</text:p>
        <text:p text:style-name="Text_20_body"><text:soft-page-break/>:e! 放弃所有修改，并打开原来文件。</text:p>
        <text:h text:style-name="Heading_20_1" text:outline-level="1">窗口命令</text:h>
        <text:p text:style-name="Text_20_body">:split或new 打开一个新窗口，光标停在顶层的窗口上</text:p>
        <text:p text:style-name="Text_20_body">:split file或:new file 用新窗口打开文件</text:p>
        <text:p text:style-name="Text_20_body">split打开的窗口都是横向的，使用vsplit可以纵向打开窗口。</text:p>
        <text:p text:style-name="Text_20_body">Ctrl+ww 移动到下一个窗口</text:p>
        <text:p text:style-name="Text_20_body">Ctrl+wj 移动到下方的窗口</text:p>
        <text:p text:style-name="Text_20_body">Ctrl+wk 移动到上方的窗口</text:p>
        <text:p text:style-name="Text_20_body">关闭窗口</text:p>
        <text:p text:style-name="Text_20_body">:close 最后一个窗口不能使用此命令，可以防止意外退出vim。</text:p>
        <text:p text:style-name="Text_20_body">:q 如果是最后一个被关闭的窗口，那么将退出vim。</text:p>
        <text:p text:style-name="Text_20_body">ZZ 保存并退出。</text:p>
        <text:p text:style-name="Text_20_body">关闭所有窗口，只保留当前窗口</text:p>
        <text:p text:style-name="Text_20_body">:only</text:p>
        <text:p text:style-name="Text_20_body">录制宏</text:p>
        <text:p text:style-name="Text_20_body">按q键加任意字母开始录制，再按q键结束录制（这意味着vim中的宏不可嵌套），使用的时候@加宏名，比如qa。。。q录制名为a的宏，@a使用这个宏。</text:p>
        <text:h text:style-name="Heading_20_1" text:outline-level="1">执行shell命令</text:h>
        <text:p text:style-name="Text_20_body">:!command</text:p>
        <text:p text:style-name="Text_20_body">:!ls 列出当前目录下文件</text:p>
        <text:p text:style-name="Text_20_body">:!perl -c script.pl 检查perl脚本语法，可以不用退出vim，非常方便。</text:p>
        <text:p text:style-name="Text_20_body">:!perl script.pl 执行perl脚本，可以不用退出vim，非常方便。</text:p>
        <text:p text:style-name="Text_20_body">:suspend或Ctrl - Z 挂起vim，回到shell，按fg可以返回vim。</text:p>
        <text:h text:style-name="Heading_20_1" text:outline-level="1">注释命令</text:h>
        <text:p text:style-name="Text_20_body">perl程序中#开始的行为注释，所以要注释某些行，只需在行首加入#</text:p>
        <text:p text:style-name="Text_20_body"><text:soft-page-break/>3,5 s/^/#/g 注释第3-5行</text:p>
        <text:p text:style-name="Text_20_body">3,5 s/^#//g 解除3-5行的注释</text:p>
        <text:p text:style-name="Text_20_body">1,$ s/^/#/g 注释整个文档。</text:p>
        <text:p text:style-name="Text_20_body">:%s/^/#/g 注释整个文档，此法更快。</text:p>
        <text:h text:style-name="Heading_20_1" text:outline-level="1">帮助命令</text:h>
        <text:p text:style-name="Text_20_body">:help or F1 显示整个帮助<text:line-break/>:help xxx 显示xxx的帮助，比如 :help i, :help CTRL-[（即Ctrl+[的帮助）。<text:line-break/>:help 'number' Vim选项的帮助用单引号括起<text:line-break/>:help &lt;Esc&gt; 特殊键的帮助用&lt;&gt;扩起<text:line-break/>:help -t Vim启动参数的帮助用-<text:line-break/>：help i_&lt;Esc&gt; 插入模式下Esc的帮助，某个模式下的帮助用模式_主题的模式<text:line-break/>帮助文件中位于||之间的内容是超链接，可以用Ctrl+]进入链接，Ctrl+o（Ctrl + t）返回</text:p>
        <text:h text:style-name="Heading_20_1" text:outline-level="1">其他非编辑命令</text:h>
        <text:p text:style-name="Text_20_body">. 重复前一次命令</text:p>
        <text:p text:style-name="Text_20_body">:set ruler?　　查看是否设置了ruler，在.vimrc中，使用set命令设制的选项都可以通过这个命令查看</text:p>
        <text:p text:style-name="Text_20_body">:scriptnames　　查看vim脚本文件的位置，比如.vimrc文件，语法文件及plugin等。</text:p>
        <text:p text:style-name="Text_20_body">:set list 显示非打印字符，如tab，空格，行尾等。如果tab无法显示，请确定用set lcs=tab:&gt;-命令设置了.vimrc文件，并确保你的文件中的确有tab，如果开启了expendtab，那么tab将被扩展为空格。</text:p>
        <text:p text:style-name="Text_20_body">Vim教程<text:line-break/>在Unix系统上<text:line-break/>$ vimtutor<text:line-break/>在Windows系统上<text:line-break/>:help tutor<text:line-break/><text:line-break/>:syntax 列出已经定义的语法项<text:line-break/>:syntax clear 清除已定义的语法规则<text:line-break/>:syntax case match 大小写敏感，int和Int将视为不同的语法元素<text:line-break/>:syntax case ignore 大小写无关，int和Int将视为相同的语法元素，并使用同样的配色方案</text:p>
        <text:p text:style-name="Text_20_body"/>
        <text:p text:style-name="Text_20_body"/>
        <text:p text:style-name="Text_20_body"/>
        <text:p text:style-name="Text_20_body"><text:soft-page-break/></text:p>
        <text:p text:style-name="Text_20_body"><text:span text:style-name="Strong_20_Emphasis"><text:span text:style-name="T1">Sublime Text 3 快捷键精华版</text:span></text:span></text:p>
        <text:p text:style-name="Text_20_body">Ctrl+Shift+P：打开命令面板<text:line-break/>Ctrl+P：搜索项目中的文件<text:line-break/>Ctrl+G：跳转到第几行<text:line-break/>Ctrl+W：关闭当前打开文件<text:line-break/>Ctrl+Shift+W：关闭所有打开文件<text:line-break/>Ctrl+Shift+V：粘贴并格式化<text:line-break/>Ctrl+D：选择单词，重复可增加选择下一个相同的单词<text:line-break/>Ctrl+L：选择行，重复可依次增加选择下一行<text:line-break/>Ctrl+Shift+L：选择多行<text:line-break/>Ctrl+Shift+Enter：在当前行前插入新行<text:line-break/>Ctrl+X：删除当前行<text:line-break/>Ctrl+M：跳转到对应括号<text:line-break/>Ctrl+U：软撤销，撤销光标位置<text:line-break/>Ctrl+J：选择标签内容<text:line-break/>Ctrl+F：查找内容<text:line-break/>Ctrl+Shift+F：查找并替换<text:line-break/>Ctrl+H：替换<text:line-break/>Ctrl+R：前往 method<text:line-break/>Ctrl+N：新建窗口<text:line-break/>Ctrl+K+B：开关侧栏<text:line-break/>Ctrl+Shift+M：选中当前括号内容，重复可选着括号本身<text:line-break/>Ctrl+F2：设置/删除标记<text:line-break/>Ctrl+/：注释当前行<text:line-break/>Ctrl+Shift+/：当前位置插入注释<text:line-break/>Ctrl+Alt+/：块注释，并Focus到首行，写注释说明用的<text:line-break/>Ctrl+Shift+A：选择当前标签前后，修改标签用的<text:line-break/>F11：全屏<text:line-break/>Shift+F11：全屏免打扰模式，只编辑当前文件<text:line-break/>Alt+F3：选择所有相同的词<text:line-break/>Alt+.：闭合标签<text:line-break/>Alt+Shift+数字：分屏显示<text:line-break/>Alt+数字：切换打开第N个文件<text:line-break/>Shift+右键拖动：光标多不，用来更改或插入列内容<text:line-break/>鼠标的前进后退键可切换Tab文件<text:line-break/><text:soft-page-break/>按Ctrl，依次点击或选取，可需要编辑的多个位置<text:line-break/>按Ctrl+Shift+上下键，可替换行</text:p>
        <text:p text:style-name="Text_20_body"><text:span text:style-name="Strong_20_Emphasis">选择类</text:span></text:p>
        <text:p text:style-name="Text_20_body"><text:span text:style-name="Strong_20_Emphasis">Ctrl+D</text:span> 选中光标所占的文本，继续操作则会选中下一个相同的文本。</text:p>
        <text:p text:style-name="Text_20_body"><text:span text:style-name="Strong_20_Emphasis">Alt+F3</text:span> 选中文本按下快捷键，即可一次性选择全部的相同文本进行同时编辑。举个栗子：快速选中并更改所有相同的变量名、函数名等。</text:p>
        <text:p text:style-name="Text_20_body"><text:span text:style-name="Strong_20_Emphasis">Ctrl+L</text:span> 选中整行，继续操作则继续选择下一行，效果和 <text:span text:style-name="Strong_20_Emphasis">Shift+↓</text:span> 效果一样。</text:p>
        <text:p text:style-name="Text_20_body"><text:span text:style-name="Strong_20_Emphasis">Ctrl+Shift+L</text:span> 先选中多行，再按下快捷键，会在每行行尾插入光标，即可同时编辑这些行。</text:p>
        <text:p text:style-name="Text_20_body"><text:span text:style-name="Strong_20_Emphasis">Ctrl+Shift+M</text:span> 选择括号内的内容（继续选择父括号）。举个栗子：快速选中删除函数中的代码，重写函数体代码或重写括号内里的内容。</text:p>
        <text:p text:style-name="Text_20_body"><text:span text:style-name="Strong_20_Emphasis">Ctrl+M</text:span> 光标移动至括号内结束或开始的位置。</text:p>
        <text:p text:style-name="Text_20_body"><text:span text:style-name="Strong_20_Emphasis">Ctrl+Enter</text:span> 在下一行插入新行。举个栗子：即使光标不在行尾，也能快速向下插入一行。</text:p>
        <text:p text:style-name="Text_20_body"><text:span text:style-name="Strong_20_Emphasis">Ctrl+Shift+Enter</text:span> 在上一行插入新行。举个栗子：即使光标不在行首，也能快速向上插入一行。</text:p>
        <text:p text:style-name="Text_20_body"><text:span text:style-name="Strong_20_Emphasis">Ctrl+Shift+[</text:span> 选中代码，按下快捷键，折叠代码。</text:p>
        <text:p text:style-name="Text_20_body"><text:span text:style-name="Strong_20_Emphasis">Ctrl+Shift+]</text:span> 选中代码，按下快捷键，展开代码。</text:p>
        <text:p text:style-name="Text_20_body"><text:span text:style-name="Strong_20_Emphasis">Ctrl+K+0</text:span> 展开所有折叠代码。</text:p>
        <text:p text:style-name="Text_20_body"><text:span text:style-name="Strong_20_Emphasis">Ctrl+←</text:span> 向左单位性地移动光标，快速移动光标。</text:p>
        <text:p text:style-name="Text_20_body"><text:span text:style-name="Strong_20_Emphasis">Ctrl+→</text:span> 向右单位性地移动光标，快速移动光标。</text:p>
        <text:p text:style-name="Text_20_body"><text:span text:style-name="Strong_20_Emphasis">shift+↑</text:span> 向上选中多行。</text:p>
        <text:p text:style-name="Text_20_body"><text:span text:style-name="Strong_20_Emphasis">shift+↓</text:span> 向下选中多行。</text:p>
        <text:p text:style-name="Text_20_body"><text:span text:style-name="Strong_20_Emphasis">Shift+←</text:span> 向左选中文本。</text:p>
        <text:p text:style-name="Text_20_body"><text:span text:style-name="Strong_20_Emphasis">Shift+→</text:span> 向右选中文本。</text:p>
        <text:p text:style-name="Text_20_body"><text:span text:style-name="Strong_20_Emphasis">Ctrl+Shift+←</text:span> 向左单位性地选中文本。</text:p>
        <text:p text:style-name="Text_20_body"><text:span text:style-name="Strong_20_Emphasis">Ctrl+Shift+→</text:span> 向右单位性地选中文本。</text:p>
        <text:p text:style-name="Text_20_body"><text:span text:style-name="Strong_20_Emphasis">Ctrl+Shift+↑</text:span> 将光标所在行和上一行代码互换（将光标所在行插入到上一行之前）。</text:p>
        <text:p text:style-name="Text_20_body"><text:span text:style-name="Strong_20_Emphasis">Ctrl+Shift+↓</text:span> 将光标所在行和下一行代码互换（将光标所在行插入到下一行之后）。</text:p>
        <text:p text:style-name="Text_20_body"><text:span text:style-name="Strong_20_Emphasis">Ctrl+Alt+↑</text:span> 向上添加多行光标，可同时编辑多行。</text:p>
        <text:p text:style-name="Text_20_body"><text:span text:style-name="Strong_20_Emphasis">Ctrl+Alt+↓</text:span> 向下添加多行光标，可同时编辑多行。</text:p>
        <text:p text:style-name="Text_20_body"><text:span text:style-name="Strong_20_Emphasis">编辑类</text:span></text:p>
        <text:p text:style-name="Text_20_body"><text:soft-page-break/><text:span text:style-name="Strong_20_Emphasis">Ctrl+J</text:span> 合并选中的多行代码为一行。举个栗子：将多行格式的CSS属性合并为一行。</text:p>
        <text:p text:style-name="Text_20_body"><text:span text:style-name="Strong_20_Emphasis">Ctrl+Shift+D</text:span> 复制光标所在整行，插入到下一行。</text:p>
        <text:p text:style-name="Text_20_body"><text:span text:style-name="Strong_20_Emphasis">Tab</text:span> 向右缩进。</text:p>
        <text:p text:style-name="Text_20_body"><text:span text:style-name="Strong_20_Emphasis">Shift+Tab</text:span> 向左缩进。</text:p>
        <text:p text:style-name="Text_20_body"><text:span text:style-name="Strong_20_Emphasis">Ctrl+K+K</text:span> 从光标处开始删除代码至行尾。</text:p>
        <text:p text:style-name="Text_20_body"><text:span text:style-name="Strong_20_Emphasis">Ctrl+Shift+K</text:span> 删除整行。</text:p>
        <text:p text:style-name="Text_20_body"><text:span text:style-name="Strong_20_Emphasis">Ctrl+/</text:span> 注释单行。</text:p>
        <text:p text:style-name="Text_20_body"><text:span text:style-name="Strong_20_Emphasis">Ctrl+Shift+/</text:span> 注释多行。</text:p>
        <text:p text:style-name="Text_20_body"><text:span text:style-name="Strong_20_Emphasis">Ctrl+K+U</text:span> 转换大写。</text:p>
        <text:p text:style-name="Text_20_body"><text:span text:style-name="Strong_20_Emphasis">Ctrl+K+L</text:span> 转换小写。</text:p>
        <text:p text:style-name="Text_20_body"><text:span text:style-name="Strong_20_Emphasis">Ctrl+Z</text:span> 撤销。</text:p>
        <text:p text:style-name="Text_20_body"><text:span text:style-name="Strong_20_Emphasis">Ctrl+Y</text:span> 恢复撤销。</text:p>
        <text:p text:style-name="Text_20_body"><text:span text:style-name="Strong_20_Emphasis">Ctrl+U</text:span> 软撤销，感觉和 <text:span text:style-name="Strong_20_Emphasis">Gtrl+Z</text:span> 一样。</text:p>
        <text:p text:style-name="Text_20_body"><text:span text:style-name="Strong_20_Emphasis">Ctrl+F2</text:span> 设置书签</text:p>
        <text:p text:style-name="Text_20_body"><text:span text:style-name="Strong_20_Emphasis">Ctrl+T</text:span> 左右字母互换。</text:p>
        <text:p text:style-name="Text_20_body"><text:span text:style-name="Strong_20_Emphasis">F6</text:span> 单词检测拼写</text:p>
        <text:p text:style-name="Text_20_body"><text:span text:style-name="Strong_20_Emphasis">搜索类</text:span></text:p>
        <text:p text:style-name="Text_20_body"><text:span text:style-name="Strong_20_Emphasis">Ctrl+F</text:span> 打开底部搜索框，查找关键字。</text:p>
        <text:p text:style-name="Text_20_body"><text:span text:style-name="Strong_20_Emphasis">Ctrl+shift+F</text:span> 在文件夹内查找，与普通编辑器不同的地方是sublime允许添加多个文件夹进行查找，略高端，未研究。</text:p>
        <text:p text:style-name="Text_20_body"><text:span text:style-name="Strong_20_Emphasis">Ctrl+P</text:span> 打开搜索框。举个栗子：1、输入当前项目中的文件名，快速搜索文件，2、输入@和关键字，查找文件中函数名，3、输入：和数字，跳转到文件中该行代码，4、输入#和关键字，查找变量名。</text:p>
        <text:p text:style-name="Text_20_body"><text:span text:style-name="Strong_20_Emphasis">Ctrl+G</text:span> 打开搜索框，自动带：，输入数字跳转到该行代码。举个栗子：在页面代码比较长的文件中快速定位。</text:p>
        <text:p text:style-name="Text_20_body"><text:span text:style-name="Strong_20_Emphasis">Ctrl+R</text:span> 打开搜索框，自动带@，输入关键字，查找文件中的函数名。举个栗子：在函数较多的页面快速查找某个函数。</text:p>
        <text:p text:style-name="Text_20_body"><text:span text:style-name="Strong_20_Emphasis">Ctrl+：</text:span> 打开搜索框，自动带#，输入关键字，查找文件中的变量名、属性名等。</text:p>
        <text:p text:style-name="Text_20_body"><text:span text:style-name="Strong_20_Emphasis">Ctrl+Shift+P</text:span> 打开命令框。场景栗子：打开命名框，输入关键字，调用sublime text或插件的功能，例如使用package安装插件。</text:p>
        <text:p text:style-name="Text_20_body"><text:span text:style-name="Strong_20_Emphasis">Esc</text:span> 退出光标多行选择，退出搜索框，命令框等。</text:p>
        <text:p text:style-name="Text_20_body"><text:soft-page-break/><text:span text:style-name="Strong_20_Emphasis">显示类</text:span></text:p>
        <text:p text:style-name="Text_20_body"><text:span text:style-name="Strong_20_Emphasis">Ctrl+Tab</text:span> 按文件浏览过的顺序，切换当前窗口的标签页。</text:p>
        <text:p text:style-name="Text_20_body"><text:span text:style-name="Strong_20_Emphasis">Ctrl+PageDown</text:span> 向左切换当前窗口的标签页。</text:p>
        <text:p text:style-name="Text_20_body"><text:span text:style-name="Strong_20_Emphasis">Ctrl+PageUp</text:span> 向右切换当前窗口的标签页。</text:p>
        <text:p text:style-name="Text_20_body"><text:span text:style-name="Strong_20_Emphasis">Alt+Shift+1</text:span> 窗口分屏，恢复默认1屏（非小键盘的数字）</text:p>
        <text:p text:style-name="Text_20_body"><text:span text:style-name="Strong_20_Emphasis">Alt+Shift+2</text:span> 左右分屏-2列</text:p>
        <text:p text:style-name="Text_20_body"><text:span text:style-name="Strong_20_Emphasis">Alt+Shift+3</text:span> 左右分屏-3列</text:p>
        <text:p text:style-name="Text_20_body"><text:span text:style-name="Strong_20_Emphasis">Alt+Shift+4</text:span> 左右分屏-4列</text:p>
        <text:p text:style-name="Text_20_body"><text:span text:style-name="Strong_20_Emphasis">Alt+Shift+5</text:span> 等分4屏</text:p>
        <text:p text:style-name="Text_20_body"><text:span text:style-name="Strong_20_Emphasis">Alt+Shift+8</text:span> 垂直分屏-2屏</text:p>
        <text:p text:style-name="Text_20_body"><text:span text:style-name="Strong_20_Emphasis">Alt+Shift+9</text:span> 垂直分屏-3屏</text:p>
        <text:p text:style-name="Text_20_body"><text:span text:style-name="Strong_20_Emphasis">Ctrl+K+B</text:span> 开启/关闭侧边栏。</text:p>
        <text:p text:style-name="Text_20_body"><text:span text:style-name="Strong_20_Emphasis">F11</text:span> 全屏模式</text:p>
        <text:p text:style-name="Text_20_body"/>
      </text:section>
      <text:p text:style-name="Standard"/>
      <text:p text:style-name="Standard"/>
      <text:p text:style-name="Text_20_body">prepferences–&gt;key bindings-Uer –&gt; <text:line-break/>添加如下的内容：</text:p>
      <text:p text:style-name="Preformatted_20_Text"><text:span text:style-name="Source_20_Text">[</text:span></text:p>
      <text:p text:style-name="Preformatted_20_Text"><text:span text:style-name="Source_20_Text">{ "keys": ["ctrl+alt+space"], "command": "move", "args": {"by": "characters", "forward": true} },</text:span></text:p>
      <text:p text:style-name="Preformatted_20_Text"><text:span text:style-name="Source_20_Text">{ "keys": ["shift+space"], "command": "move", "args": {"by": "characters", "forward": false} },</text:span></text:p>
      <text:p text:style-name="Preformatted_20_Text"><text:span text:style-name="Source_20_Text">{ "keys": ["ctrl+shift+space"], "command": "move", "args": {"by": "word_ends", "forward": true} },</text:span></text:p>
      <text:p text:style-name="Preformatted_20_Text"><text:span text:style-name="Source_20_Text">{ "keys": ["shift+alt+space"], "command": "move", "args": {"by": "word_ends", "forward": false} },</text:span></text:p>
      <text:p text:style-name="Preformatted_20_Text"><text:span text:style-name="Source_20_Text">{ "keys": ["alt+enter"], "command": "move", "args": {"by": "lines", "forward": true} },</text:span></text:p>
      <text:p text:style-name="Preformatted_20_Text"><text:span text:style-name="Source_20_Text">{ "keys": ["shift+alt+enter"], "command": "move", "args": {"by": "lines", "forward": false} }</text:span></text:p>
      <text:p text:style-name="P1"><text:span text:style-name="Source_20_Text">]</text:span>1234567812345678</text:p>
      <text:p text:style-name="Text_20_body">快捷键对照： </text:p>
      <text:p text:style-name="Preformatted_20_Text"><text:span text:style-name="Source_20_Text">ctrl+alt+space 右移光标一个字</text:span></text:p>
      <text:p text:style-name="Preformatted_20_Text"><text:span text:style-name="Source_20_Text">shift+space 左移光标一个字</text:span></text:p>
      <text:p text:style-name="Preformatted_20_Text"><text:span text:style-name="Source_20_Text">ctrl+shift+space 右移光标一个单元</text:span></text:p>
      <text:p text:style-name="Preformatted_20_Text"><text:span text:style-name="Source_20_Text">shift+alt+space 左移光标一个单元</text:span></text:p>
      <text:p text:style-name="Preformatted_20_Text"><text:span text:style-name="Source_20_Text">alt+enter 下移光标一行</text:span></text:p>
      <text:p text:style-name="Preformatted_20_Text"><text:span text:style-name="Source_20_Text">shift+alt+enter 上移光标一行</text:span></text:p>
      <text:p text:style-name="Preformatted_20_Text"/>
      <text:p text:style-name="P1"><text:span text:style-name="Source_20_Text">shift+回车作用跟ctrl+回车不太一样的地方是，不新建一行。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0:11:54.233522167</meta:creation-date>
    <dc:date>2017-01-15T22:58:43.571931907</dc:date>
    <meta:editing-duration>PT1M33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1" meta:paragraph-count="233" meta:word-count="4353" meta:character-count="7029" meta:non-whitespace-character-count="6610"/>
  </office:meta>
</office:document-meta>
</file>